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45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5.745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2.108cm"/>
    </style:style>
    <style:style style:name="co9" style:family="table-column">
      <style:table-column-properties fo:break-before="auto" style:column-width="5.854cm"/>
    </style:style>
    <style:style style:name="co10" style:family="table-column">
      <style:table-column-properties fo:break-before="auto" style:column-width="5.99cm"/>
    </style:style>
    <style:style style:name="co11" style:family="table-column">
      <style:table-column-properties fo:break-before="auto" style:column-width="6.371cm"/>
    </style:style>
    <style:style style:name="co12" style:family="table-column">
      <style:table-column-properties fo:break-before="auto" style:column-width="5.719cm"/>
    </style:style>
    <style:style style:name="co13" style:family="table-column">
      <style:table-column-properties fo:break-before="auto" style:column-width="5.364cm"/>
    </style:style>
    <style:style style:name="co14" style:family="table-column">
      <style:table-column-properties fo:break-before="auto" style:column-width="5.09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d966" style:text-align-source="fix" style:repeat-content="false" style:rotation-align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style:rotation-align="none" style:vertical-align="middle"/>
    </style:style>
    <style:style style:name="ce5" style:family="table-cell" style:parent-style-name="Default">
      <style:table-cell-properties fo:background-color="transparent" style:vertical-align="middle"/>
    </style:style>
    <style:style style:name="ce6" style:family="table-cell" style:parent-style-name="Default">
      <style:table-cell-properties fo:background-color="#9dc3e6" style:text-align-source="fix" style:repeat-content="false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transparent" style:rotation-align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u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uracy Parameters obtained from Machine Learning algorithms run using Python</text:p>
          </table:table-cell>
          <table:covered-table-cell table:number-columns-repeated="4" table:style-name="ce1"/>
          <table:table-cell table:style-name="ce1"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1" table:number-columns-repeated="7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PDR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style-name="ce1"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3"/>
          <table:table-cell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Linear Regression</text:p>
          </table:table-cell>
          <table:table-cell table:style-name="ce7" office:value-type="float" office:value="0.0239496043636363" calcext:value-type="float">
            <text:p>0.0239496043636363</text:p>
          </table:table-cell>
          <table:table-cell table:style-name="ce7" office:value-type="float" office:value="0.00148283452899435" calcext:value-type="float">
            <text:p>0.00148283452899435</text:p>
          </table:table-cell>
          <table:table-cell table:style-name="ce7" office:value-type="float" office:value="0.0385075905373778" calcext:value-type="float">
            <text:p>0.0385075905373778</text:p>
          </table:table-cell>
          <table:table-cell table:style-name="ce7" office:value-type="float" office:value="0.12270512060606" calcext:value-type="float">
            <text:p>0.1227051206060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Decision Tree</text:p>
          </table:table-cell>
          <table:table-cell table:style-name="ce7" office:value-type="float" office:value="0.00894078" calcext:value-type="float">
            <text:p>0.00894078</text:p>
          </table:table-cell>
          <table:table-cell table:style-name="ce7" office:value-type="float" office:value="0.000259707697477499" calcext:value-type="float">
            <text:p>0.000259707697477499</text:p>
          </table:table-cell>
          <table:table-cell table:style-name="ce7" office:value-type="float" office:value="0.0161154490312091" calcext:value-type="float">
            <text:p>0.0161154490312091</text:p>
          </table:table-cell>
          <table:table-cell table:style-name="ce7" office:value-type="float" office:value="0.0575609999999998" calcext:value-type="float">
            <text:p>0.0575609999999998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Bayesian Regression</text:p>
          </table:table-cell>
          <table:table-cell table:style-name="ce7" office:value-type="float" office:value="0.023812965557038" calcext:value-type="float">
            <text:p>0.023812965557038</text:p>
          </table:table-cell>
          <table:table-cell table:style-name="ce7" office:value-type="float" office:value="0.0014836486476384" calcext:value-type="float">
            <text:p>0.0014836486476384</text:p>
          </table:table-cell>
          <table:table-cell table:style-name="ce7" office:value-type="float" office:value="0.0385181599721275" calcext:value-type="float">
            <text:p>0.0385181599721275</text:p>
          </table:table-cell>
          <table:table-cell table:style-name="ce7" office:value-type="float" office:value="0.123502328247383" calcext:value-type="float">
            <text:p>0.123502328247383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SVM</text:p>
          </table:table-cell>
          <table:table-cell table:style-name="ce7" office:value-type="float" office:value="0.06376286" calcext:value-type="float">
            <text:p>0.06376286</text:p>
          </table:table-cell>
          <table:table-cell table:style-name="ce7" office:value-type="float" office:value="0.00427122067809" calcext:value-type="float">
            <text:p>0.00427122067809</text:p>
          </table:table-cell>
          <table:table-cell table:style-name="ce7" office:value-type="float" office:value="0.0653545765657616" calcext:value-type="float">
            <text:p>0.0653545765657616</text:p>
          </table:table-cell>
          <table:table-cell table:style-name="ce7" office:value-type="float" office:value="0.0825985" calcext:value-type="float">
            <text:p>0.082598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Dropped Packets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Linear Regression</text:p>
          </table:table-cell>
          <table:table-cell table:style-name="ce7" office:value-type="float" office:value="80.4692" calcext:value-type="float">
            <text:p>80.4692</text:p>
          </table:table-cell>
          <table:table-cell table:style-name="ce7" office:value-type="float" office:value="8980.0956060606" calcext:value-type="float">
            <text:p>8980.0956060606</text:p>
          </table:table-cell>
          <table:table-cell table:style-name="ce7" office:value-type="float" office:value="94.7633663715077" calcext:value-type="float">
            <text:p>94.7633663715077</text:p>
          </table:table-cell>
          <table:table-cell table:style-name="ce7" office:value-type="float" office:value="202.665757575757" calcext:value-type="float">
            <text:p>202.665757575757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Decision Tree</text:p>
          </table:table-cell>
          <table:table-cell table:style-name="ce7" office:value-type="float" office:value="15.14" calcext:value-type="float">
            <text:p>15.14</text:p>
          </table:table-cell>
          <table:table-cell table:style-name="ce7" office:value-type="float" office:value="697.736666666666" calcext:value-type="float">
            <text:p>697.736666666666</text:p>
          </table:table-cell>
          <table:table-cell table:style-name="ce7" office:value-type="float" office:value="26.4147055002827" calcext:value-type="float">
            <text:p>26.4147055002827</text:p>
          </table:table-cell>
          <table:table-cell table:style-name="ce7" office:value-type="float" office:value="95" calcext:value-type="float">
            <text:p>9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Bayesian Regression</text:p>
          </table:table-cell>
          <table:table-cell table:style-name="ce7" office:value-type="float" office:value="79.9916607607852" calcext:value-type="float">
            <text:p>79.9916607607852</text:p>
          </table:table-cell>
          <table:table-cell table:style-name="ce7" office:value-type="float" office:value="9566.75820213976" calcext:value-type="float">
            <text:p>9566.75820213976</text:p>
          </table:table-cell>
          <table:table-cell table:style-name="ce7" office:value-type="float" office:value="97.8098062677754" calcext:value-type="float">
            <text:p>97.8098062677754</text:p>
          </table:table-cell>
          <table:table-cell table:style-name="ce7" office:value-type="float" office:value="220.288808232265" calcext:value-type="float">
            <text:p>220.28880823226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SVM</text:p>
          </table:table-cell>
          <table:table-cell table:style-name="ce7" office:value-type="float" office:value="79.9982147316097" calcext:value-type="float">
            <text:p>79.9982147316097</text:p>
          </table:table-cell>
          <table:table-cell table:style-name="ce7" office:value-type="float" office:value="9573.81645522341" calcext:value-type="float">
            <text:p>9573.81645522341</text:p>
          </table:table-cell>
          <table:table-cell table:style-name="ce7" office:value-type="float" office:value="97.8458811357095" calcext:value-type="float">
            <text:p>97.8458811357095</text:p>
          </table:table-cell>
          <table:table-cell table:style-name="ce7" office:value-type="float" office:value="217.995826942798" calcext:value-type="float">
            <text:p>217.995826942798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Avg Throughput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ean Absolute Error </text:p>
          </table:table-cell>
          <table:table-cell table:style-name="ce7" office:value-type="float" office:value="386.594568387878" calcext:value-type="float">
            <text:p>386.594568387878</text:p>
          </table:table-cell>
          <table:table-cell table:style-name="ce7" office:value-type="float" office:value="191770.099111107" calcext:value-type="float">
            <text:p>191770.099111107</text:p>
          </table:table-cell>
          <table:table-cell table:style-name="ce7" office:value-type="float" office:value="437.915630128804" calcext:value-type="float">
            <text:p>437.915630128804</text:p>
          </table:table-cell>
          <table:table-cell table:style-name="ce7" office:value-type="float" office:value="966.038199030303" calcext:value-type="float">
            <text:p>966.038199030303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ean Square Error</text:p>
          </table:table-cell>
          <table:table-cell table:style-name="ce7" office:value-type="float" office:value="110.855203" calcext:value-type="float">
            <text:p>110.855203</text:p>
          </table:table-cell>
          <table:table-cell table:style-name="ce7" office:value-type="float" office:value="48685.1893301848" calcext:value-type="float">
            <text:p>48685.1893301848</text:p>
          </table:table-cell>
          <table:table-cell table:style-name="ce7" office:value-type="float" office:value="220.647205579823" calcext:value-type="float">
            <text:p>220.647205579823</text:p>
          </table:table-cell>
          <table:table-cell table:style-name="ce7" office:value-type="float" office:value="716.549491666666" calcext:value-type="float">
            <text:p>716.54949166666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Root Mean Square Error</text:p>
          </table:table-cell>
          <table:table-cell table:style-name="ce7" office:value-type="float" office:value="403.94761746751" calcext:value-type="float">
            <text:p>403.94761746751</text:p>
          </table:table-cell>
          <table:table-cell table:style-name="ce7" office:value-type="float" office:value="195017.565344382" calcext:value-type="float">
            <text:p>195017.565344382</text:p>
          </table:table-cell>
          <table:table-cell table:style-name="ce7" office:value-type="float" office:value="441.607931704563" calcext:value-type="float">
            <text:p>441.607931704563</text:p>
          </table:table-cell>
          <table:table-cell table:style-name="ce7" office:value-type="float" office:value="874.899060953305" calcext:value-type="float">
            <text:p>874.89906095330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aximum Error</text:p>
          </table:table-cell>
          <table:table-cell table:style-name="ce7" office:value-type="float" office:value="373.909056812187" calcext:value-type="float">
            <text:p>373.909056812187</text:p>
          </table:table-cell>
          <table:table-cell table:style-name="ce7" office:value-type="float" office:value="278117.795468896" calcext:value-type="float">
            <text:p>278117.795468896</text:p>
          </table:table-cell>
          <table:table-cell table:style-name="ce7" office:value-type="float" office:value="527.368747148422" calcext:value-type="float">
            <text:p>527.368747148422</text:p>
          </table:table-cell>
          <table:table-cell table:style-name="ce7" office:value-type="float" office:value="919.919483837704" calcext:value-type="float">
            <text:p>919.919483837704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Avg End to End Delay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ean Absolute Error </text:p>
          </table:table-cell>
          <table:table-cell table:style-name="ce7" office:value-type="float" office:value="226.35572338909" calcext:value-type="float">
            <text:p>226.35572338909</text:p>
          </table:table-cell>
          <table:table-cell table:style-name="ce7" office:value-type="float" office:value="92646.8299524196" calcext:value-type="float">
            <text:p>92646.8299524196</text:p>
          </table:table-cell>
          <table:table-cell table:style-name="ce7" office:value-type="float" office:value="304.379417754255" calcext:value-type="float">
            <text:p>304.379417754255</text:p>
          </table:table-cell>
          <table:table-cell table:style-name="ce7" office:value-type="float" office:value="1108.31918545454" calcext:value-type="float">
            <text:p>1108.31918545454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ean Square Error</text:p>
          </table:table-cell>
          <table:table-cell table:style-name="ce7" office:value-type="float" office:value="63.2718992" calcext:value-type="float">
            <text:p>63.2718992</text:p>
          </table:table-cell>
          <table:table-cell table:style-name="ce7" office:value-type="float" office:value="24772.652843663" calcext:value-type="float">
            <text:p>24772.652843663</text:p>
          </table:table-cell>
          <table:table-cell table:style-name="ce7" office:value-type="float" office:value="157.393306222542" calcext:value-type="float">
            <text:p>157.393306222542</text:p>
          </table:table-cell>
          <table:table-cell table:style-name="ce7" office:value-type="float" office:value="637.0426" calcext:value-type="float">
            <text:p>637.042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Root Mean Square Error</text:p>
          </table:table-cell>
          <table:table-cell table:style-name="ce7" office:value-type="float" office:value="222.589442023068" calcext:value-type="float">
            <text:p>222.589442023068</text:p>
          </table:table-cell>
          <table:table-cell table:style-name="ce7" office:value-type="float" office:value="93370.0469484796" calcext:value-type="float">
            <text:p>93370.0469484796</text:p>
          </table:table-cell>
          <table:table-cell table:style-name="ce7" office:value-type="float" office:value="305.565127179918" calcext:value-type="float">
            <text:p>305.565127179918</text:p>
          </table:table-cell>
          <table:table-cell table:style-name="ce7" office:value-type="float" office:value="1098.42484687859" calcext:value-type="float">
            <text:p>1098.4248468785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aximum Error</text:p>
          </table:table-cell>
          <table:table-cell table:style-name="ce7" office:value-type="float" office:value="181.216564793341" calcext:value-type="float">
            <text:p>181.216564793341</text:p>
          </table:table-cell>
          <table:table-cell table:style-name="ce7" office:value-type="float" office:value="145360.767006318" calcext:value-type="float">
            <text:p>145360.767006318</text:p>
          </table:table-cell>
          <table:table-cell table:style-name="ce7" office:value-type="float" office:value="381.262071292593" calcext:value-type="float">
            <text:p>381.262071292593</text:p>
          </table:table-cell>
          <table:table-cell table:style-name="ce7" office:value-type="float" office:value="1103.01473485819" calcext:value-type="float">
            <text:p>1103.014734858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table:number-columns-repeated="3"/>
          <table:table-cell table:style-name="ce8" table:number-columns-repeated="4"/>
          <table:table-cell table:number-columns-repeated="1017"/>
        </table:table-row>
        <table:table-row table:style-name="ro1" table:number-rows-repeated="4">
          <table:table-cell table:style-name="ce4" table:number-columns-repeated="3"/>
          <table:table-cell table:style-name="ce8" table:number-columns-repeated="4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2">
        <office:forms form:automatic-focus="false" form:apply-design-mode="false"/>
        <table:shapes>
          <draw:frame draw:z-index="0" draw:style-name="gr1" draw:text-style-name="P1" svg:width="24.434cm" svg:height="14.23cm" svg:x="1.971cm" svg:y="0.487cm">
            <draw:object draw:notify-on-update-of-ranges="Graphs.G2:Graphs.G2 Graphs.G3:Graphs.G7 Graphs.H2:Graphs.H2 Graphs.H3:Graphs.H7 Graphs.I2:Graphs.I2 Graphs.I3:Graphs.I7 Graphs.J2:Graphs.J2 Graphs.J3:Graphs.J7 Graphs.K2:Graphs.K2 Graphs.K3:Graphs.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33cm" svg:height="13.306cm" svg:x="1.949cm" svg:y="15.60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.238cm" svg:height="14.395cm" svg:x="1.975cm" svg:y="29.776cm">
            <draw:object draw:notify-on-update-of-ranges="Graphs.G16:Graphs.G16 Graphs.G17:Graphs.G21 Graphs.H16:Graphs.H16 Graphs.H17:Graphs.H21 Graphs.I16:Graphs.I16 Graphs.I17:Graphs.I21 Graphs.J16:Graphs.J16 Graphs.J17:Graphs.J21 Graphs.K16:Graphs.K16 Graphs.K17:Graphs.K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4.024cm" svg:height="13.513cm" svg:x="2.002cm" svg:y="44.869cm">
            <draw:object draw:notify-on-update-of-ranges="Graphs.G24:Graphs.G28 Graphs.H23:Graphs.H23 Graphs.H24:Graphs.H28 Graphs.I23:Graphs.I23 Graphs.I24:Graphs.I28 Graphs.J23:Graphs.J23 Graphs.J24:Graphs.J28 Graphs.K23:Graphs.K23 Graphs.K24:Graphs.K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3" table:default-cell-style-name="Default"/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 calcext:value-type="string">
            <text:p>PDR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6"/>
          <table:table-cell table:style-name="ce4" office:value-type="string" calcext:value-type="string">
            <text:p>Linear Regression</text:p>
          </table:table-cell>
          <table:table-cell table:style-name="ce7" office:value-type="float" office:value="0.0239496043636363" calcext:value-type="float">
            <text:p>0.0239496043636363</text:p>
          </table:table-cell>
          <table:table-cell table:style-name="ce7" office:value-type="float" office:value="0.00148283452899435" calcext:value-type="float">
            <text:p>0.00148283452899435</text:p>
          </table:table-cell>
          <table:table-cell table:style-name="ce7" office:value-type="float" office:value="0.0385075905373778" calcext:value-type="float">
            <text:p>0.0385075905373778</text:p>
          </table:table-cell>
          <table:table-cell table:style-name="ce7" office:value-type="float" office:value="0.12270512060606" calcext:value-type="float">
            <text:p>0.12270512060606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Decision Tree</text:p>
          </table:table-cell>
          <table:table-cell table:style-name="ce7" office:value-type="float" office:value="0.00894078" calcext:value-type="float">
            <text:p>0.00894078</text:p>
          </table:table-cell>
          <table:table-cell table:style-name="ce7" office:value-type="float" office:value="0.000259707697477499" calcext:value-type="float">
            <text:p>0.000259707697477499</text:p>
          </table:table-cell>
          <table:table-cell table:style-name="ce7" office:value-type="float" office:value="0.0161154490312091" calcext:value-type="float">
            <text:p>0.0161154490312091</text:p>
          </table:table-cell>
          <table:table-cell table:style-name="ce7" office:value-type="float" office:value="0.0575609999999998" calcext:value-type="float">
            <text:p>0.0575609999999998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Bayesian Regression</text:p>
          </table:table-cell>
          <table:table-cell table:style-name="ce7" office:value-type="float" office:value="0.023812965557038" calcext:value-type="float">
            <text:p>0.023812965557038</text:p>
          </table:table-cell>
          <table:table-cell table:style-name="ce7" office:value-type="float" office:value="0.0014836486476384" calcext:value-type="float">
            <text:p>0.0014836486476384</text:p>
          </table:table-cell>
          <table:table-cell table:style-name="ce7" office:value-type="float" office:value="0.0385181599721275" calcext:value-type="float">
            <text:p>0.0385181599721275</text:p>
          </table:table-cell>
          <table:table-cell table:style-name="ce7" office:value-type="float" office:value="0.123502328247383" calcext:value-type="float">
            <text:p>0.123502328247383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SVM</text:p>
          </table:table-cell>
          <table:table-cell table:style-name="ce7" office:value-type="float" office:value="0.06376286" calcext:value-type="float">
            <text:p>0.06376286</text:p>
          </table:table-cell>
          <table:table-cell table:style-name="ce7" office:value-type="float" office:value="0.00427122067809" calcext:value-type="float">
            <text:p>0.00427122067809</text:p>
          </table:table-cell>
          <table:table-cell table:style-name="ce7" office:value-type="float" office:value="0.0653545765657616" calcext:value-type="float">
            <text:p>0.0653545765657616</text:p>
          </table:table-cell>
          <table:table-cell table:style-name="ce7" office:value-type="float" office:value="0.0825985" calcext:value-type="float">
            <text:p>0.082598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string" calcext:value-type="string">
            <text:p>Dropped Packets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3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Linear Regression</text:p>
          </table:table-cell>
          <table:table-cell table:style-name="ce7" office:value-type="float" office:value="80.4692" calcext:value-type="float">
            <text:p>80.4692</text:p>
          </table:table-cell>
          <table:table-cell table:style-name="ce7" office:value-type="float" office:value="8980.0956060606" calcext:value-type="float">
            <text:p>8980.0956060606</text:p>
          </table:table-cell>
          <table:table-cell table:style-name="ce7" office:value-type="float" office:value="94.7633663715077" calcext:value-type="float">
            <text:p>94.7633663715077</text:p>
          </table:table-cell>
          <table:table-cell table:style-name="ce7" office:value-type="float" office:value="202.665757575757" calcext:value-type="float">
            <text:p>202.665757575757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Decision Tree</text:p>
          </table:table-cell>
          <table:table-cell table:style-name="ce7" office:value-type="float" office:value="15.14" calcext:value-type="float">
            <text:p>15.14</text:p>
          </table:table-cell>
          <table:table-cell table:style-name="ce7" office:value-type="float" office:value="697.736666666666" calcext:value-type="float">
            <text:p>697.736666666666</text:p>
          </table:table-cell>
          <table:table-cell table:style-name="ce7" office:value-type="float" office:value="26.4147055002827" calcext:value-type="float">
            <text:p>26.4147055002827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Bayesian Regression</text:p>
          </table:table-cell>
          <table:table-cell table:style-name="ce7" office:value-type="float" office:value="79.9916607607852" calcext:value-type="float">
            <text:p>79.9916607607852</text:p>
          </table:table-cell>
          <table:table-cell table:style-name="ce7" office:value-type="float" office:value="9566.75820213976" calcext:value-type="float">
            <text:p>9566.75820213976</text:p>
          </table:table-cell>
          <table:table-cell table:style-name="ce7" office:value-type="float" office:value="97.8098062677754" calcext:value-type="float">
            <text:p>97.8098062677754</text:p>
          </table:table-cell>
          <table:table-cell table:style-name="ce7" office:value-type="float" office:value="220.288808232265" calcext:value-type="float">
            <text:p>220.28880823226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SVM</text:p>
          </table:table-cell>
          <table:table-cell table:style-name="ce7" office:value-type="float" office:value="79.9982147316097" calcext:value-type="float">
            <text:p>79.9982147316097</text:p>
          </table:table-cell>
          <table:table-cell table:style-name="ce7" office:value-type="float" office:value="9573.81645522341" calcext:value-type="float">
            <text:p>9573.81645522341</text:p>
          </table:table-cell>
          <table:table-cell table:style-name="ce7" office:value-type="float" office:value="97.8458811357095" calcext:value-type="float">
            <text:p>97.8458811357095</text:p>
          </table:table-cell>
          <table:table-cell table:style-name="ce7" office:value-type="float" office:value="217.995826942798" calcext:value-type="float">
            <text:p>217.995826942798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string" calcext:value-type="string">
            <text:p>Avg Throughput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3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ean Absolute Error </text:p>
          </table:table-cell>
          <table:table-cell table:style-name="ce7" office:value-type="float" office:value="386.594568387878" calcext:value-type="float">
            <text:p>386.594568387878</text:p>
          </table:table-cell>
          <table:table-cell table:style-name="ce7" office:value-type="float" office:value="191770.099111107" calcext:value-type="float">
            <text:p>191770.099111107</text:p>
          </table:table-cell>
          <table:table-cell table:style-name="ce7" office:value-type="float" office:value="437.915630128804" calcext:value-type="float">
            <text:p>437.915630128804</text:p>
          </table:table-cell>
          <table:table-cell table:style-name="ce7" office:value-type="float" office:value="966.038199030303" calcext:value-type="float">
            <text:p>966.038199030303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ean Square Error</text:p>
          </table:table-cell>
          <table:table-cell table:style-name="ce7" office:value-type="float" office:value="110.855203" calcext:value-type="float">
            <text:p>110.855203</text:p>
          </table:table-cell>
          <table:table-cell table:style-name="ce7" office:value-type="float" office:value="48685.1893301848" calcext:value-type="float">
            <text:p>48685.1893301848</text:p>
          </table:table-cell>
          <table:table-cell table:style-name="ce7" office:value-type="float" office:value="220.647205579823" calcext:value-type="float">
            <text:p>220.647205579823</text:p>
          </table:table-cell>
          <table:table-cell table:style-name="ce7" office:value-type="float" office:value="716.549491666666" calcext:value-type="float">
            <text:p>716.549491666666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Root Mean Square Error</text:p>
          </table:table-cell>
          <table:table-cell table:style-name="ce7" office:value-type="float" office:value="403.94761746751" calcext:value-type="float">
            <text:p>403.94761746751</text:p>
          </table:table-cell>
          <table:table-cell table:style-name="ce7" office:value-type="float" office:value="195017.565344382" calcext:value-type="float">
            <text:p>195017.565344382</text:p>
          </table:table-cell>
          <table:table-cell table:style-name="ce7" office:value-type="float" office:value="441.607931704563" calcext:value-type="float">
            <text:p>441.607931704563</text:p>
          </table:table-cell>
          <table:table-cell table:style-name="ce7" office:value-type="float" office:value="874.899060953305" calcext:value-type="float">
            <text:p>874.89906095330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aximum Error</text:p>
          </table:table-cell>
          <table:table-cell table:style-name="ce7" office:value-type="float" office:value="373.909056812187" calcext:value-type="float">
            <text:p>373.909056812187</text:p>
          </table:table-cell>
          <table:table-cell table:style-name="ce7" office:value-type="float" office:value="278117.795468896" calcext:value-type="float">
            <text:p>278117.795468896</text:p>
          </table:table-cell>
          <table:table-cell table:style-name="ce7" office:value-type="float" office:value="527.368747148422" calcext:value-type="float">
            <text:p>527.368747148422</text:p>
          </table:table-cell>
          <table:table-cell table:style-name="ce7" office:value-type="float" office:value="919.919483837704" calcext:value-type="float">
            <text:p>919.919483837704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string" calcext:value-type="string">
            <text:p>Avg End to End Delay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ean Absolute Error </text:p>
          </table:table-cell>
          <table:table-cell table:style-name="ce7" office:value-type="float" office:value="226.35572338909" calcext:value-type="float">
            <text:p>226.35572338909</text:p>
          </table:table-cell>
          <table:table-cell table:style-name="ce7" office:value-type="float" office:value="92646.8299524196" calcext:value-type="float">
            <text:p>92646.8299524196</text:p>
          </table:table-cell>
          <table:table-cell table:style-name="ce7" office:value-type="float" office:value="304.379417754255" calcext:value-type="float">
            <text:p>304.379417754255</text:p>
          </table:table-cell>
          <table:table-cell table:style-name="ce7" office:value-type="float" office:value="1108.31918545454" calcext:value-type="float">
            <text:p>1108.31918545454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ean Square Error</text:p>
          </table:table-cell>
          <table:table-cell table:style-name="ce7" office:value-type="float" office:value="63.2718992" calcext:value-type="float">
            <text:p>63.2718992</text:p>
          </table:table-cell>
          <table:table-cell table:style-name="ce7" office:value-type="float" office:value="24772.652843663" calcext:value-type="float">
            <text:p>24772.652843663</text:p>
          </table:table-cell>
          <table:table-cell table:style-name="ce7" office:value-type="float" office:value="157.393306222542" calcext:value-type="float">
            <text:p>157.393306222542</text:p>
          </table:table-cell>
          <table:table-cell table:style-name="ce7" office:value-type="float" office:value="637.0426" calcext:value-type="float">
            <text:p>637.0426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Root Mean Square Error</text:p>
          </table:table-cell>
          <table:table-cell table:style-name="ce7" office:value-type="float" office:value="222.589442023068" calcext:value-type="float">
            <text:p>222.589442023068</text:p>
          </table:table-cell>
          <table:table-cell table:style-name="ce7" office:value-type="float" office:value="93370.0469484796" calcext:value-type="float">
            <text:p>93370.0469484796</text:p>
          </table:table-cell>
          <table:table-cell table:style-name="ce7" office:value-type="float" office:value="305.565127179918" calcext:value-type="float">
            <text:p>305.565127179918</text:p>
          </table:table-cell>
          <table:table-cell table:style-name="ce7" office:value-type="float" office:value="1098.42484687859" calcext:value-type="float">
            <text:p>1098.42484687859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aximum Error</text:p>
          </table:table-cell>
          <table:table-cell table:style-name="ce7" office:value-type="float" office:value="181.216564793341" calcext:value-type="float">
            <text:p>181.216564793341</text:p>
          </table:table-cell>
          <table:table-cell table:style-name="ce7" office:value-type="float" office:value="145360.767006318" calcext:value-type="float">
            <text:p>145360.767006318</text:p>
          </table:table-cell>
          <table:table-cell table:style-name="ce7" office:value-type="float" office:value="381.262071292593" calcext:value-type="float">
            <text:p>381.262071292593</text:p>
          </table:table-cell>
          <table:table-cell table:style-name="ce7" office:value-type="float" office:value="1103.01473485819" calcext:value-type="float">
            <text:p>1103.01473485819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5"/>
          <table:table-cell table:number-columns-repeated="1018"/>
        </table:table-row>
        <table:table-row table:style-name="ro1">
          <table:table-cell/>
          <table:table-cell table:style-name="ce10" table:number-columns-repeated="5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va</meta:initial-creator>
    <meta:creation-date>2015-06-05T18:17:20</meta:creation-date>
    <dc:date>2022-11-19T17:42:00.820432226</dc:date>
    <meta:generator>LibreOffice/7.3.5.2$Linux_X86_64 LibreOffice_project/30$Build-2</meta:generator>
    <meta:editing-duration>PT7M49S</meta:editing-duration>
    <meta:editing-cycles>1</meta:editing-cycles>
    <meta:document-statistic meta:table-count="2" meta:cell-count="201" meta:object-count="4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35cm" svg:height="14.231cm" xlink:href=".." xlink:type="simple" chart:class="chart:line" chart:style-name="ch1">
        <chart:title svg:x="9.911cm" svg:y="0.42cm" chart:style-name="ch2">
          <text:p>Packet Delivery Ratio </text:p>
        </chart:title>
        <chart:legend chart:legend-position="end" svg:x="19.387cm" svg:y="6.069cm" style:legend-expansion="high" chart:style-name="ch3"/>
        <chart:plot-area chart:style-name="ch4" table:cell-range-address="Graphs.G2:Graphs.K7" chart:data-source-has-labels="both" svg:x="1.499cm" svg:y="1.483cm" svg:width="17.4cm" svg:height="11.483cm">
          <chart:coordinate-region svg:x="2.411cm" svg:y="1.683cm" svg:width="16.103cm" svg:height="10.636cm"/>
          <chart:axis chart:dimension="x" chart:name="primary-x" chart:style-name="ch5" chartooo:axis-type="auto">
            <chartooo:date-scale/>
            <chart:title svg:x="8.025cm" svg:y="13.25cm" chart:style-name="ch6">
              <text:p>Machine Learning Algorithms</text:p>
            </chart:title>
            <chart:categories table:cell-range-address="Graphs.G3:Graphs.G7"/>
          </chart:axis>
          <chart:axis chart:dimension="y" chart:name="primary-y" chart:style-name="ch5">
            <chart:title svg:x="0.451cm" svg:y="7.89cm" chart:style-name="ch7">
              <text:p>Numeric</text:p>
            </chart:title>
            <chart:grid chart:style-name="ch8" chart:class="major"/>
          </chart:axis>
          <chart:series chart:style-name="ch9" chart:values-cell-range-address="Graphs.H3:Graphs.H7" chart:label-cell-address="Graphs.H2:Graphs.H2" chart:class="chart:line">
            <chart:data-point chart:repeated="5"/>
          </chart:series>
          <chart:series chart:style-name="ch10" chart:values-cell-range-address="Graphs.I3:Graphs.I7" chart:label-cell-address="Graphs.I2:Graphs.I2" chart:class="chart:line">
            <chart:data-point chart:repeated="5"/>
          </chart:series>
          <chart:series chart:style-name="ch11" chart:values-cell-range-address="Graphs.J3:Graphs.J7" chart:label-cell-address="Graphs.J2:Graphs.J2" chart:class="chart:line">
            <chart:data-point chart:repeated="5"/>
          </chart:series>
          <chart:series chart:style-name="ch12" chart:values-cell-range-address="Graphs.K3:Graphs.K7" chart:label-cell-address="Graphs.K2:Graphs.K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bsolute Error </text:p>
                <draw:g>
                  <svg:desc>Graphs.H2:Graphs.H2</svg:desc>
                </draw:g>
              </table:table-cell>
              <table:table-cell office:value-type="string">
                <text:p>Mean Square Error</text:p>
                <draw:g>
                  <svg:desc>Graphs.I2:Graphs.I2</svg:desc>
                </draw:g>
              </table:table-cell>
              <table:table-cell office:value-type="string">
                <text:p>Root Mean Square Error</text:p>
                <draw:g>
                  <svg:desc>Graphs.J2:Graphs.J2</svg:desc>
                </draw:g>
              </table:table-cell>
              <table:table-cell office:value-type="string">
                <text:p>Maximum Error</text:p>
                <draw:g>
                  <svg:desc>Graphs.K2:Graph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.G3:Graphs.G7</svg:desc>
                </draw:g>
              </table:table-cell>
              <table:table-cell office:value-type="float" office:value="NaN">
                <text:p>NaN</text:p>
                <draw:g>
                  <svg:desc>Graphs.H3:Graphs.H7</svg:desc>
                </draw:g>
              </table:table-cell>
              <table:table-cell office:value-type="float" office:value="NaN">
                <text:p>NaN</text:p>
                <draw:g>
                  <svg:desc>Graphs.I3:Graphs.I7</svg:desc>
                </draw:g>
              </table:table-cell>
              <table:table-cell office:value-type="float" office:value="NaN">
                <text:p>NaN</text:p>
                <draw:g>
                  <svg:desc>Graphs.J3:Graphs.J7</svg:desc>
                </draw:g>
              </table:table-cell>
              <table:table-cell office:value-type="float" office:value="NaN">
                <text:p>NaN</text:p>
                <draw:g>
                  <svg:desc>Graphs.K3:Graphs.K7</svg:desc>
                </draw:g>
              </table:table-cell>
            </table:table-row>
            <table:table-row>
              <table:table-cell office:value-type="string">
                <text:p>Linear Regression</text:p>
              </table:table-cell>
              <table:table-cell office:value-type="float" office:value="0.0239496043636363">
                <text:p>0.0239496043636363</text:p>
              </table:table-cell>
              <table:table-cell office:value-type="float" office:value="0.00148283452899435">
                <text:p>0.00148283452899435</text:p>
              </table:table-cell>
              <table:table-cell office:value-type="float" office:value="0.0385075905373778">
                <text:p>0.0385075905373778</text:p>
              </table:table-cell>
              <table:table-cell office:value-type="float" office:value="0.12270512060606">
                <text:p>0.12270512060606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0.00894078">
                <text:p>0.00894078</text:p>
              </table:table-cell>
              <table:table-cell office:value-type="float" office:value="0.000259707697477499">
                <text:p>0.000259707697477499</text:p>
              </table:table-cell>
              <table:table-cell office:value-type="float" office:value="0.0161154490312091">
                <text:p>0.0161154490312091</text:p>
              </table:table-cell>
              <table:table-cell office:value-type="float" office:value="0.0575609999999998">
                <text:p>0.0575609999999998</text:p>
              </table:table-cell>
            </table:table-row>
            <table:table-row>
              <table:table-cell office:value-type="string">
                <text:p>Bayesian Regression</text:p>
              </table:table-cell>
              <table:table-cell office:value-type="float" office:value="0.023812965557038">
                <text:p>0.023812965557038</text:p>
              </table:table-cell>
              <table:table-cell office:value-type="float" office:value="0.0014836486476384">
                <text:p>0.0014836486476384</text:p>
              </table:table-cell>
              <table:table-cell office:value-type="float" office:value="0.0385181599721275">
                <text:p>0.0385181599721275</text:p>
              </table:table-cell>
              <table:table-cell office:value-type="float" office:value="0.123502328247383">
                <text:p>0.123502328247383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0.06376286">
                <text:p>0.06376286</text:p>
              </table:table-cell>
              <table:table-cell office:value-type="float" office:value="0.00427122067809">
                <text:p>0.00427122067809</text:p>
              </table:table-cell>
              <table:table-cell office:value-type="float" office:value="0.0653545765657616">
                <text:p>0.0653545765657616</text:p>
              </table:table-cell>
              <table:table-cell office:value-type="float" office:value="0.0825985">
                <text:p>0.0825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331cm" svg:height="13.307cm" xlink:href="." xlink:type="simple" chart:class="chart:line" chart:style-name="ch1">
        <chart:title svg:x="10.375cm" svg:y="0.402cm" chart:style-name="ch2">
          <text:p>Dropped Packets</text:p>
        </chart:title>
        <chart:legend chart:legend-position="end" svg:x="19.283cm" svg:y="5.607cm" style:legend-expansion="high" chart:style-name="ch3"/>
        <chart:plot-area chart:style-name="ch4" chart:data-source-has-labels="both" svg:x="1.867cm" svg:y="1.447cm" svg:width="16.93cm" svg:height="10.613cm">
          <chart:coordinate-region svg:x="3.044cm" svg:y="1.646cm" svg:width="15.368cm" svg:height="9.767cm"/>
          <chart:axis chart:dimension="x" chart:name="primary-x" chart:style-name="ch5" chartooo:axis-type="auto">
            <chartooo:date-scale/>
            <chart:title svg:x="8.158cm" svg:y="12.326cm" chart:style-name="ch6">
              <text:p>Machine Learning Algorithm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8.107cm" chart:style-name="ch8">
              <text:p>Logarithmic Scale
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bsolute Error </text:p>
              </table:table-cell>
              <table:table-cell office:value-type="string">
                <text:p>Mean Square Error</text:p>
              </table:table-cell>
              <table:table-cell office:value-type="string">
                <text:p>Root Mean Square Error</text:p>
              </table:table-cell>
              <table:table-cell office:value-type="string">
                <text:p>Maximum Error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 Regression</text:p>
              </table:table-cell>
              <table:table-cell office:value-type="float" office:value="80.4692">
                <text:p>80.4692</text:p>
              </table:table-cell>
              <table:table-cell office:value-type="float" office:value="8980.0956060606">
                <text:p>8980.0956060606</text:p>
              </table:table-cell>
              <table:table-cell office:value-type="float" office:value="94.7633663715077">
                <text:p>94.7633663715077</text:p>
              </table:table-cell>
              <table:table-cell office:value-type="float" office:value="202.665757575757">
                <text:p>202.665757575757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15.14">
                <text:p>15.14</text:p>
              </table:table-cell>
              <table:table-cell office:value-type="float" office:value="697.736666666666">
                <text:p>697.736666666666</text:p>
              </table:table-cell>
              <table:table-cell office:value-type="float" office:value="26.4147055002827">
                <text:p>26.41470550028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Bayesian Regression</text:p>
              </table:table-cell>
              <table:table-cell office:value-type="float" office:value="79.9916607607852">
                <text:p>79.9916607607852</text:p>
              </table:table-cell>
              <table:table-cell office:value-type="float" office:value="9566.75820213976">
                <text:p>9566.75820213976</text:p>
              </table:table-cell>
              <table:table-cell office:value-type="float" office:value="97.8098062677754">
                <text:p>97.8098062677754</text:p>
              </table:table-cell>
              <table:table-cell office:value-type="float" office:value="220.288808232265">
                <text:p>220.288808232265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79.9982147316097">
                <text:p>79.9982147316097</text:p>
              </table:table-cell>
              <table:table-cell office:value-type="float" office:value="9573.81645522341">
                <text:p>9573.81645522341</text:p>
              </table:table-cell>
              <table:table-cell office:value-type="float" office:value="97.8458811357095">
                <text:p>97.8458811357095</text:p>
              </table:table-cell>
              <table:table-cell office:value-type="float" office:value="217.995826942798">
                <text:p>217.995826942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239cm" svg:height="14.396cm" xlink:href=".." xlink:type="simple" chart:class="chart:line" chart:style-name="ch1">
        <chart:title svg:x="10.038cm" svg:y="0.423cm" chart:style-name="ch2">
          <text:p>Average Throughput</text:p>
        </chart:title>
        <chart:legend chart:legend-position="end" svg:x="19.191cm" svg:y="6.152cm" style:legend-expansion="high" chart:style-name="ch3"/>
        <chart:plot-area chart:style-name="ch4" table:cell-range-address="Graphs.G16:Graphs.K21" chart:data-source-has-labels="both" svg:x="1.495cm" svg:y="1.489cm" svg:width="17.212cm" svg:height="11.639cm">
          <chart:coordinate-region svg:x="3.042cm" svg:y="1.689cm" svg:width="14.486cm" svg:height="10.792cm"/>
          <chart:axis chart:dimension="x" chart:name="primary-x" chart:style-name="ch5" chartooo:axis-type="auto">
            <chartooo:date-scale/>
            <chart:title svg:x="7.927cm" svg:y="13.415cm" chart:style-name="ch6">
              <text:p>Maching Learning Algorithms</text:p>
            </chart:title>
            <chart:categories table:cell-range-address="Graphs.G17:Graphs.G21"/>
          </chart:axis>
          <chart:axis chart:dimension="y" chart:name="primary-y" chart:style-name="ch7">
            <chart:title svg:x="0.451cm" svg:y="8.662cm" chart:style-name="ch8">
              <text:p>Logarithmic Scale</text:p>
            </chart:title>
            <chart:grid chart:style-name="ch9" chart:class="major"/>
          </chart:axis>
          <chart:series chart:style-name="ch10" chart:values-cell-range-address="Graphs.H17:Graphs.H21" chart:label-cell-address="Graphs.H16:Graphs.H16" chart:class="chart:line">
            <chart:data-point chart:repeated="5"/>
          </chart:series>
          <chart:series chart:style-name="ch11" chart:values-cell-range-address="Graphs.I17:Graphs.I21" chart:label-cell-address="Graphs.I16:Graphs.I16" chart:class="chart:line">
            <chart:data-point chart:repeated="5"/>
          </chart:series>
          <chart:series chart:style-name="ch12" chart:values-cell-range-address="Graphs.J17:Graphs.J21" chart:label-cell-address="Graphs.J16:Graphs.J16" chart:class="chart:line">
            <chart:data-point chart:repeated="5"/>
          </chart:series>
          <chart:series chart:style-name="ch13" chart:values-cell-range-address="Graphs.K17:Graphs.K21" chart:label-cell-address="Graphs.K16:Graphs.K1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bsolute Error </text:p>
                <draw:g>
                  <svg:desc>Graphs.H16:Graphs.H16</svg:desc>
                </draw:g>
              </table:table-cell>
              <table:table-cell office:value-type="string">
                <text:p>Mean Square Error</text:p>
                <draw:g>
                  <svg:desc>Graphs.I16:Graphs.I16</svg:desc>
                </draw:g>
              </table:table-cell>
              <table:table-cell office:value-type="string">
                <text:p>Root Mean Square Error</text:p>
                <draw:g>
                  <svg:desc>Graphs.J16:Graphs.J16</svg:desc>
                </draw:g>
              </table:table-cell>
              <table:table-cell office:value-type="string">
                <text:p>Maximum Error</text:p>
                <draw:g>
                  <svg:desc>Graphs.K16:Graphs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.G17:Graphs.G21</svg:desc>
                </draw:g>
              </table:table-cell>
              <table:table-cell office:value-type="float" office:value="NaN">
                <text:p>NaN</text:p>
                <draw:g>
                  <svg:desc>Graphs.H17:Graphs.H21</svg:desc>
                </draw:g>
              </table:table-cell>
              <table:table-cell office:value-type="float" office:value="NaN">
                <text:p>NaN</text:p>
                <draw:g>
                  <svg:desc>Graphs.I17:Graphs.I21</svg:desc>
                </draw:g>
              </table:table-cell>
              <table:table-cell office:value-type="float" office:value="NaN">
                <text:p>NaN</text:p>
                <draw:g>
                  <svg:desc>Graphs.J17:Graphs.J21</svg:desc>
                </draw:g>
              </table:table-cell>
              <table:table-cell office:value-type="float" office:value="NaN">
                <text:p>NaN</text:p>
                <draw:g>
                  <svg:desc>Graphs.K17:Graphs.K21</svg:desc>
                </draw:g>
              </table:table-cell>
            </table:table-row>
            <table:table-row>
              <table:table-cell office:value-type="string">
                <text:p>Mean Absolute Error </text:p>
              </table:table-cell>
              <table:table-cell office:value-type="float" office:value="386.594568387878">
                <text:p>386.594568387878</text:p>
              </table:table-cell>
              <table:table-cell office:value-type="float" office:value="191770.099111107">
                <text:p>191770.099111107</text:p>
              </table:table-cell>
              <table:table-cell office:value-type="float" office:value="437.915630128804">
                <text:p>437.915630128804</text:p>
              </table:table-cell>
              <table:table-cell office:value-type="float" office:value="966.038199030303">
                <text:p>966.038199030303</text:p>
              </table:table-cell>
            </table:table-row>
            <table:table-row>
              <table:table-cell office:value-type="string">
                <text:p>Mean Square Error</text:p>
              </table:table-cell>
              <table:table-cell office:value-type="float" office:value="110.855203">
                <text:p>110.855203</text:p>
              </table:table-cell>
              <table:table-cell office:value-type="float" office:value="48685.1893301848">
                <text:p>48685.1893301848</text:p>
              </table:table-cell>
              <table:table-cell office:value-type="float" office:value="220.647205579823">
                <text:p>220.647205579823</text:p>
              </table:table-cell>
              <table:table-cell office:value-type="float" office:value="716.549491666666">
                <text:p>716.549491666666</text:p>
              </table:table-cell>
            </table:table-row>
            <table:table-row>
              <table:table-cell office:value-type="string">
                <text:p>Root Mean Square Error</text:p>
              </table:table-cell>
              <table:table-cell office:value-type="float" office:value="403.94761746751">
                <text:p>403.94761746751</text:p>
              </table:table-cell>
              <table:table-cell office:value-type="float" office:value="195017.565344382">
                <text:p>195017.565344382</text:p>
              </table:table-cell>
              <table:table-cell office:value-type="float" office:value="441.607931704563">
                <text:p>441.607931704563</text:p>
              </table:table-cell>
              <table:table-cell office:value-type="float" office:value="874.899060953305">
                <text:p>874.899060953305</text:p>
              </table:table-cell>
            </table:table-row>
            <table:table-row>
              <table:table-cell office:value-type="string">
                <text:p>Maximum Error</text:p>
              </table:table-cell>
              <table:table-cell office:value-type="float" office:value="373.909056812187">
                <text:p>373.909056812187</text:p>
              </table:table-cell>
              <table:table-cell office:value-type="float" office:value="278117.795468896">
                <text:p>278117.795468896</text:p>
              </table:table-cell>
              <table:table-cell office:value-type="float" office:value="527.368747148422">
                <text:p>527.368747148422</text:p>
              </table:table-cell>
              <table:table-cell office:value-type="float" office:value="919.919483837704">
                <text:p>919.9194838377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25cm" svg:height="13.514cm" xlink:href=".." xlink:type="simple" chart:class="chart:line" chart:style-name="ch1">
        <chart:title svg:x="9.323cm" svg:y="0.406cm" chart:style-name="ch2">
          <text:p>Average End to End Delay</text:p>
        </chart:title>
        <chart:legend chart:legend-position="end" svg:x="18.977cm" svg:y="5.711cm" style:legend-expansion="high" chart:style-name="ch3"/>
        <chart:plot-area chart:style-name="ch4" table:cell-range-address="Graphs.G24:Graphs.K28 Graphs.H23:Graphs.K23" chart:data-source-has-labels="both" svg:x="1.491cm" svg:y="1.455cm" svg:width="17.006cm" svg:height="10.808cm">
          <chart:coordinate-region svg:x="3.038cm" svg:y="1.655cm" svg:width="14.28cm" svg:height="9.961cm"/>
          <chart:axis chart:dimension="x" chart:name="primary-x" chart:style-name="ch5" chartooo:axis-type="auto">
            <chartooo:date-scale/>
            <chart:title svg:x="7.82cm" svg:y="12.533cm" chart:style-name="ch6">
              <text:p>Machine Learning Algorithms</text:p>
            </chart:title>
            <chart:categories table:cell-range-address="Graphs.G24:Graphs.G28"/>
          </chart:axis>
          <chart:axis chart:dimension="y" chart:name="primary-y" chart:style-name="ch7">
            <chart:title svg:x="0.451cm" svg:y="8.213cm" chart:style-name="ch8">
              <text:p>Logarithmic Scale</text:p>
            </chart:title>
            <chart:grid chart:style-name="ch9" chart:class="major"/>
          </chart:axis>
          <chart:series chart:style-name="ch10" chart:values-cell-range-address="Graphs.H24:Graphs.H28" chart:label-cell-address="Graphs.H23:Graphs.H23" chart:class="chart:line">
            <chart:data-point chart:repeated="5"/>
          </chart:series>
          <chart:series chart:style-name="ch11" chart:values-cell-range-address="Graphs.I24:Graphs.I28" chart:label-cell-address="Graphs.I23:Graphs.I23" chart:class="chart:line">
            <chart:data-point chart:repeated="5"/>
          </chart:series>
          <chart:series chart:style-name="ch12" chart:values-cell-range-address="Graphs.J24:Graphs.J28" chart:label-cell-address="Graphs.J23:Graphs.J23" chart:class="chart:line">
            <chart:data-point chart:repeated="5"/>
          </chart:series>
          <chart:series chart:style-name="ch13" chart:values-cell-range-address="Graphs.K24:Graphs.K28" chart:label-cell-address="Graphs.K23:Graphs.K2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bsolute Error </text:p>
                <draw:g>
                  <svg:desc>Graphs.H23:Graphs.H23</svg:desc>
                </draw:g>
              </table:table-cell>
              <table:table-cell office:value-type="string">
                <text:p>Mean Square Error</text:p>
                <draw:g>
                  <svg:desc>Graphs.I23:Graphs.I23</svg:desc>
                </draw:g>
              </table:table-cell>
              <table:table-cell office:value-type="string">
                <text:p>Root Mean Square Error</text:p>
                <draw:g>
                  <svg:desc>Graphs.J23:Graphs.J23</svg:desc>
                </draw:g>
              </table:table-cell>
              <table:table-cell office:value-type="string">
                <text:p>Maximum Error</text:p>
                <draw:g>
                  <svg:desc>Graphs.K23:Graphs.K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.G24:Graphs.G28</svg:desc>
                </draw:g>
              </table:table-cell>
              <table:table-cell office:value-type="float" office:value="NaN">
                <text:p>NaN</text:p>
                <draw:g>
                  <svg:desc>Graphs.H24:Graphs.H28</svg:desc>
                </draw:g>
              </table:table-cell>
              <table:table-cell office:value-type="float" office:value="NaN">
                <text:p>NaN</text:p>
                <draw:g>
                  <svg:desc>Graphs.I24:Graphs.I28</svg:desc>
                </draw:g>
              </table:table-cell>
              <table:table-cell office:value-type="float" office:value="NaN">
                <text:p>NaN</text:p>
                <draw:g>
                  <svg:desc>Graphs.J24:Graphs.J28</svg:desc>
                </draw:g>
              </table:table-cell>
              <table:table-cell office:value-type="float" office:value="NaN">
                <text:p>NaN</text:p>
                <draw:g>
                  <svg:desc>Graphs.K24:Graphs.K28</svg:desc>
                </draw:g>
              </table:table-cell>
            </table:table-row>
            <table:table-row>
              <table:table-cell office:value-type="string">
                <text:p>Mean Absolute Error </text:p>
              </table:table-cell>
              <table:table-cell office:value-type="float" office:value="226.35572338909">
                <text:p>226.35572338909</text:p>
              </table:table-cell>
              <table:table-cell office:value-type="float" office:value="92646.8299524196">
                <text:p>92646.8299524196</text:p>
              </table:table-cell>
              <table:table-cell office:value-type="float" office:value="304.379417754255">
                <text:p>304.379417754255</text:p>
              </table:table-cell>
              <table:table-cell office:value-type="float" office:value="1108.31918545454">
                <text:p>1108.31918545454</text:p>
              </table:table-cell>
            </table:table-row>
            <table:table-row>
              <table:table-cell office:value-type="string">
                <text:p>Mean Square Error</text:p>
              </table:table-cell>
              <table:table-cell office:value-type="float" office:value="63.2718992">
                <text:p>63.2718992</text:p>
              </table:table-cell>
              <table:table-cell office:value-type="float" office:value="24772.652843663">
                <text:p>24772.652843663</text:p>
              </table:table-cell>
              <table:table-cell office:value-type="float" office:value="157.393306222542">
                <text:p>157.393306222542</text:p>
              </table:table-cell>
              <table:table-cell office:value-type="float" office:value="637.0426">
                <text:p>637.0426</text:p>
              </table:table-cell>
            </table:table-row>
            <table:table-row>
              <table:table-cell office:value-type="string">
                <text:p>Root Mean Square Error</text:p>
              </table:table-cell>
              <table:table-cell office:value-type="float" office:value="222.589442023068">
                <text:p>222.589442023068</text:p>
              </table:table-cell>
              <table:table-cell office:value-type="float" office:value="93370.0469484796">
                <text:p>93370.0469484796</text:p>
              </table:table-cell>
              <table:table-cell office:value-type="float" office:value="305.565127179918">
                <text:p>305.565127179918</text:p>
              </table:table-cell>
              <table:table-cell office:value-type="float" office:value="1098.42484687859">
                <text:p>1098.42484687859</text:p>
              </table:table-cell>
            </table:table-row>
            <table:table-row>
              <table:table-cell office:value-type="string">
                <text:p>Maximum Error</text:p>
              </table:table-cell>
              <table:table-cell office:value-type="float" office:value="181.216564793341">
                <text:p>181.216564793341</text:p>
              </table:table-cell>
              <table:table-cell office:value-type="float" office:value="145360.767006318">
                <text:p>145360.767006318</text:p>
              </table:table-cell>
              <table:table-cell office:value-type="float" office:value="381.262071292593">
                <text:p>381.262071292593</text:p>
              </table:table-cell>
              <table:table-cell office:value-type="float" office:value="1103.01473485819">
                <text:p>1103.014734858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